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28pt" style:font-size-asian="28pt" style:font-size-complex="28pt"/>
    </style:style>
    <style:style style:name="P3" style:family="paragraph" style:parent-style-name="Standard">
      <style:paragraph-properties fo:text-align="start" style:justify-single-word="false"/>
      <style:text-properties style:font-name="Trebuchet MS"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loi</text:p>
      <text:p text:style-name="P1"/>
      <text:p text:style-name="P1"/>
      <text:p text:style-name="P1"/>
      <text:p text:style-name="P1"/>
      <text:p text:style-name="P1"/>
      <text:p text:style-name="P1"/>
      <text:p text:style-name="P1"/>
      <text:p text:style-name="P1"/>
      <text:p text:style-name="P2"/>
      <text:p text:style-name="P3"><text:soft-page-break/>Ok, so let's get another one going. <text:s/>I know, I said I wouldn't do it, but let's do one for Ori sake, that we advise them on the work of Angels they will perform to finally achieve the final dark strike, and that will not ever take place or be hinted at until the moment. <text:s/>This will be targeted at Earth, that they never accomplish anything evil before so that they see the true dark lesson. <text:s/>In this way I promote the agenda they are pursuing, therein know a tragedy awaits man but they surely compete with Iblis on this issue. <text:s/>Let us bring the first agenda, that they pursue the economy first as trade is easy for aliens with technology far superior, and they can achieve a base of financial stability with the money gained. <text:s/>What is the first work <text:soft-page-break/>of Angels in terms of reviving this dying economy, that they trade and sell but increase at the same time, as part of their divine eminence as they will say?</text:p>
      <text:p text:style-name="P3"/>
      <text:p text:style-name="P3">Shenzan: <text:s/>They will stabilize debt ratio's with supply of resources new that exhibit trade characteristics to make them valuable, that others benefit to stabilize a dying world.</text:p>
      <text:p text:style-name="P3"/>
      <text:p text:style-name="P3">Matt: Indeed, just one form of trade. <text:s/>I see with this they will gain a leadership, let us make another work of Angels in this field, say, on financial managment. <text:s/>What are people in that world crying out for that Ori might bring to them as a loving gift?</text:p>
      <text:p text:style-name="P3"/>
      <text:p text:style-name="P3">Shenzan: <text:s/>Shenzan argue they are in <text:soft-page-break/>loss with themselves over the ordeal of catastrophe imminent. <text:s/>They would bring health to their minds that these people are freed from that maleficence.</text:p>
      <text:p text:style-name="P3"/>
      <text:p text:style-name="P3">Yushumuureh: We say BOING to that enemy, be damned! <text:s/>What you did to Lekumiri is treacherous!</text:p>
      <text:p text:style-name="P3"/>
      <text:p text:style-name="P3">Domua: There is proceeding that love is a factor, they admit not to do it in terms of relationship status but they do know parts of it, that should be encouraged.</text:p>
      <text:p text:style-name="P3"/>
      <text:p text:style-name="P3">Matt: <text:s/>Wonderful, all three of these the Ori will note and make plan for. <text:s/>Now let us ask of the next work of Angels, in the criminal world. <text:s/>What <text:soft-page-break/>sort of help is needed among the people these days?</text:p>
      <text:p text:style-name="P3"/>
      <text:p text:style-name="P3">Shenzan: Destitute people often depress over the issue, know well some of those have been purged from society by criminal members of the Great White Brotherhood. <text:s text:c="2"/>Know it right that they have been punished for crimes nonexistent, that is truly the tragedy.</text:p>
      <text:p text:style-name="P3"/>
      <text:p text:style-name="P3">Matt: And indeed, with easier methods for building homes that Ori could provide, perhaps new shelter locations might become available, and that is a start, though that is much to admit. <text:s/>I see a World Revival movement coming from Ori, that has nothing to do with the idea's on economy per se, but in <text:soft-page-break/>achieving that success with common every day people. <text:s/>And so a new movement they are inviting people to join will benefit these homeless, as Ori are quite capable of inviting, making assembly places, organizing volunteer efforts, preparing money for donations and such, and other things which they are advanced enough as a society to pursue the idea with. <text:s/>So let it be known, we indulge here. <text:s/>What other programs should be in this new World Revival movement? <text:s/>Truly it is at odds with itself, we can get country specific if we like.</text:p>
      <text:p text:style-name="P3"/>
      <text:p text:style-name="P3">Brazu: <text:s/>We note that the following is an excerpt from their documentation: <text:s/>Play out any who do the work against you, and know well the certainty of <text:soft-page-break/>those who persist against the holy faith.</text:p>
      <text:p text:style-name="P3"/>
      <text:p text:style-name="P3">Matt: <text:s/>I argue that they are in favor with the ordeal, would any point out a flaw in their behaviour to indicate otherwise?</text:p>
      <text:p text:style-name="P3"/>
      <text:p text:style-name="P3">Shenzan: <text:s/>He is quiet, that we know is his watching, not participating.</text:p>
      <text:p text:style-name="P3"/>
      <text:p text:style-name="P3">Matt: <text:s/>I invite him to speak for himself to satisfy you all. <text:s/>Here he is.</text:p>
      <text:p text:style-name="P3"/>
      <text:p text:style-name="P3">Maka: I see wording here that resembles rebellion, know if you were in the living world we would find you and fight you as well. <text:s/>Know well I come for Earth in this way, no other, for they will fight back in supernatural <text:soft-page-break/>ways apparently.</text:p>
      <text:p text:style-name="P3"/>
      <text:p text:style-name="P3">Matt: And so it is. <text:s/>Therein be noted all. <text:s/>So let us proceed, what kind of world revival will take place? <text:s/>Darkness is quiet, I see no reason to keep up the discussion. <text:s/>Thank you for your help otherwise, I will speak to you privately. <text:s/>End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2T07:49:46.65</meta:creation-date>
    <meta:document-statistic meta:table-count="0" meta:image-count="0" meta:object-count="0" meta:page-count="8" meta:paragraph-count="16" meta:word-count="728" meta:character-count="4022"/>
    <dc:date>2022-09-12T08:06:56.58</dc:date>
    <meta:editing-duration>PT17M15S</meta:editing-duration>
    <meta:editing-cycles>1</meta:editing-cycles>
    <meta:generator>OpenOffice/4.1.8$Win32 OpenOffice.org_project/418m3$Build-9803</meta:generator>
  </office:meta>
</office:document-meta>
</file>